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emistry at Work</text:h>
      <text:p text:style-name="_5b_DAISY_5d__20_BridgeHead">Purifying Water Means More Than Going with the Flow</text:p>
      <text:p text:style-name="Standard">When you drink from a water fountain, do you ever wonder where </text:p>
      <text:p text:style-name="Standard">the water comes from? In some parts of the country, drinking </text:p>
      <text:p text:style-name="Standard">water is provided by people such as Phil No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_5b_DAISY_5d__20_BridgeHead" style:display-name="[DAISY] BridgeHead" style:family="paragraph" style:parent-style-name="Text_20_body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4T15:37:00</meta:creation-date>
    <meta:document-statistic meta:table-count="0" meta:image-count="0" meta:object-count="0" meta:page-count="1" meta:paragraph-count="5" meta:word-count="55" meta:character-count="298"/>
    <dc:date>2009-06-24T16:01:32</dc:date>
    <dc:creator>Vincent Spiewak</dc:creator>
    <meta:editing-duration>PT00H09M22S</meta:editing-duration>
    <meta:editing-cycles>1</meta:editing-cycles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